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3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0e5557" officeooo:paragraph-rsid="000e5557" style:font-size-asian="14pt" style:font-weight-asian="bold" style:font-size-complex="14pt" style:font-weight-complex="bold"/>
    </style:style>
    <style:style style:name="P4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Header">
      <style:text-properties officeooo:paragraph-rsid="000dd3fe"/>
    </style:style>
    <style:style style:name="P6" style:family="paragraph" style:parent-style-name="Heading_20_1">
      <style:text-properties officeooo:paragraph-rsid="0010d64d"/>
    </style:style>
    <style:style style:name="P7" style:family="paragraph" style:parent-style-name="Heading_20_1">
      <loext:graphic-properties draw:fill="none"/>
      <style:paragraph-properties fo:margin-left="0.199cm" fo:margin-right="0cm" fo:margin-top="0.423cm" fo:margin-bottom="0.212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vertical-align="baseline" style:writing-mode="lr-tb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 fo:hyphenate="false" fo:hyphenation-remain-char-count="2" fo:hyphenation-push-char-count="2"/>
    </style:style>
    <style:style style:name="P8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9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officeooo:paragraph-rsid="000dd3fe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Liberation Serif" officeooo:paragraph-rsid="000dd3fe"/>
    </style:style>
    <style:style style:name="P11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paragraph-rsid="000faf91" style:font-size-asian="14pt" style:font-size-complex="14pt"/>
    </style:style>
    <style:style style:name="P12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3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4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5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6" style:family="paragraph" style:parent-style-name="Standard_20__28_user_29_" style:master-page-name="">
      <style:paragraph-properties fo:text-align="center" style:justify-single-word="false" style:page-number="auto"/>
      <style:text-properties officeooo:paragraph-rsid="000dd3fe"/>
    </style:style>
    <style:style style:name="P17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00dd3fe" officeooo:paragraph-rsid="000dd3fe" style:font-weight-asian="normal" style:font-weight-complex="normal" fo:hyphenate="false" fo:hyphenation-remain-char-count="2" fo:hyphenation-push-char-count="2"/>
    </style:style>
    <style:style style:name="P18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bold" officeooo:rsid="000dd3fe" officeooo:paragraph-rsid="000dd3fe" style:font-style-asian="normal" style:font-weight-asian="bold" style:font-style-complex="normal" style:font-weight-complex="bold" fo:hyphenate="false" fo:hyphenation-remain-char-count="2" fo:hyphenation-push-char-count="2"/>
    </style:style>
    <style:style style:name="P19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weight="normal" officeooo:paragraph-rsid="000dd3fe" style:font-weight-asian="normal" style:font-weight-complex="normal" fo:hyphenate="false" fo:hyphenation-remain-char-count="2" fo:hyphenation-push-char-count="2"/>
    </style:style>
    <style:style style:name="P20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0d64d"/>
    </style:style>
    <style:style style:name="P21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/>
    </style:style>
    <style:style style:name="P22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244e0" style:font-weight-asian="bold" style:font-weight-complex="bold"/>
    </style:style>
    <style:style style:name="P23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2a929" officeooo:paragraph-rsid="00145977" style:font-weight-asian="bold" style:font-weight-complex="bold"/>
    </style:style>
    <style:style style:name="P24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45977" officeooo:paragraph-rsid="00145977" style:font-weight-asian="bold" style:font-weight-complex="bold"/>
    </style:style>
    <style:style style:name="P25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language="en" fo:country="US" fo:font-weight="bold" officeooo:rsid="00145977" officeooo:paragraph-rsid="00145977" style:font-weight-asian="bold" style:font-weight-complex="bold"/>
    </style:style>
    <style:style style:name="P26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0d64d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d3fe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language="en" fo:country="US" fo:font-style="italic" fo:font-weight="bold" officeooo:rsid="000dd3f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style:font-name="Liberation Serif" fo:font-size="16pt" fo:letter-spacing="normal" fo:language="ru" fo:country="RU" style:font-size-asian="16pt" style:font-size-complex="16pt"/>
    </style:style>
    <style:style style:name="T1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officeooo:rsid="0010d64d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officeooo:rsid="0010d64d" style:font-size-asian="14pt" style:font-size-complex="14pt"/>
    </style:style>
    <style:style style:name="T17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font-size="14pt" fo:letter-spacing="normal" fo:font-style="normal" fo:font-weight="normal" officeooo:rsid="0010d64d" style:font-size-asian="14pt" style:font-size-complex="14pt"/>
    </style:style>
    <style:style style:name="T19" style:family="text">
      <style:text-properties fo:font-variant="normal" fo:text-transform="none" fo:font-size="14pt" fo:letter-spacing="normal" fo:font-style="normal" fo:font-weight="normal" officeooo:rsid="001244e0" style:font-size-asian="14pt" style:font-size-complex="14pt"/>
    </style:style>
    <style:style style:name="T20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font-size="14pt" fo:letter-spacing="normal" fo:language="ru" fo:country="RU" fo:font-style="normal" fo:font-weight="normal" officeooo:rsid="001244e0" style:font-size-asian="14pt" style:font-size-complex="14pt"/>
    </style:style>
    <style:style style:name="T22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size-complex="14pt"/>
    </style:style>
    <style:style style:name="T23" style:family="text">
      <style:text-properties fo:font-variant="normal" fo:text-transform="none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font-size="14pt" fo:letter-spacing="normal" fo:language="ru" fo:country="RU" fo:font-style="normal" fo:font-weight="normal" officeooo:rsid="0014597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font-size="14pt" fo:letter-spacing="normal" fo:language="ru" fo:country="RU" fo:font-style="normal" fo:font-weight="normal" officeooo:rsid="00173e54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font-size="14pt" fo:letter-spacing="normal" fo:language="ru" fo:country="RU" fo:font-style="normal" style:font-size-asian="14pt" style:font-size-complex="14pt"/>
    </style:style>
    <style:style style:name="T28" style:family="text">
      <style:text-properties fo:font-variant="normal" fo:text-transform="none" fo:font-size="14pt" fo:letter-spacing="normal" fo:language="ru" fo:country="RU" fo:font-style="normal" officeooo:rsid="001244e0" style:font-size-asian="14pt" style:font-size-complex="14pt"/>
    </style:style>
    <style:style style:name="T29" style:family="text">
      <style:text-properties fo:font-variant="normal" fo:text-transform="none" fo:font-size="14pt" fo:letter-spacing="normal" fo:language="en" fo:country="US" fo:font-style="normal" fo:font-weight="normal" officeooo:rsid="001244e0" style:font-size-asian="14pt" style:font-size-complex="14pt"/>
    </style:style>
    <style:style style:name="T30" style:family="text">
      <style:text-properties fo:font-variant="normal" fo:text-transform="none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font-size="14pt" fo:letter-spacing="normal" fo:language="en" fo:country="US" fo:font-style="normal" fo:font-weight="normal" officeooo:rsid="00173e5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font-size="14pt" fo:letter-spacing="normal" fo:language="en" fo:country="US" fo:font-style="normal" officeooo:rsid="001244e0" style:font-size-asian="14pt" style:font-size-complex="14pt"/>
    </style:style>
    <style:style style:name="T33" style:family="text">
      <style:text-properties fo:font-variant="normal" fo:text-transform="none" fo:letter-spacing="normal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00e5557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0faf9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10d64d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officeooo:rsid="000faf91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2a6099" fo:font-size="16pt" style:font-size-asian="16pt" style:font-size-complex="16pt"/>
    </style:style>
    <style:style style:name="T42" style:family="text">
      <style:text-properties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0faf91" style:font-size-asian="14pt" style:font-weight-asian="normal" style:font-size-complex="14pt" style:font-weight-complex="normal"/>
    </style:style>
    <style:style style:name="T4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5" style:family="text">
      <style:text-properties fo:font-size="14pt" fo:language="ru" fo:country="RU" fo:font-weight="normal" officeooo:rsid="000faf91" style:font-size-asian="14pt" style:font-weight-asian="normal" style:font-size-complex="14pt" style:font-weight-complex="normal"/>
    </style:style>
    <style:style style:name="T46" style:family="text">
      <style:text-properties officeooo:rsid="0010d64d"/>
    </style:style>
    <style:style style:name="gr1" style:family="graphic">
      <style:graphic-properties draw:stroke="none" svg:stroke-width="0cm" draw:fill="none" draw:textarea-vertical-align="top" draw:auto-grow-height="false" fo:min-height="11.365cm" fo:min-width="7.35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ГБОУ Школа №1387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s text:c="14"/></text:span><text:span text:style-name="T4">Московская предпрофессиональная олимпиада </text:span><text:span text:style-name="T6">школьник</text:span><text:span text:style-name="T5">о</text:span><text:span text:style-name="T6">в</text:span></text:p>
      <text:p text:style-name="P5"><text:span text:style-name="T6"/></text:p>
      <text:p text:style-name="P16"><text:span text:style-name="T10"/></text:p>
      <text:p text:style-name="P10"><text:span text:style-name="T10">Кейсовые задачи.</text:span></text:p>
      <text:p text:style-name="P19"><text:span text:style-name="T7">Инженерно-конструкторское направление. Профиль Информационные технологии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0"><text:span text:style-name="T3">Финальный к</text:span><text:span text:style-name="T2">ей</text:span><text:span text:style-name="T3">с</text:span></text:p>
      <text:p text:style-name="P18"><text:span text:style-name="T13">Личный помощник школьника</text:span><text:span text:style-name="T8"> 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/>
      <text:p text:style-name="P18"/>
      <text:p text:style-name="P18"/>
      <text:p text:style-name="P18"/>
      <text:p text:style-name="P18"/>
      <text:p text:style-name="P18"><text:span text:style-name="T8"><text:s text:c="42"/></text:span></text:p>
      <text:p text:style-name="P1"><text:soft-page-break/><text:a xlink:type="simple" xlink:href="#_Toc34776943" text:style-name="Index_20_Link" text:visited-style-name="Index_20_Link"><text:span text:style-name="T42">1.<text:tab/>Анализ технических требований<text:tab/>2</text:span></text:a></text:p>
      <text:p text:style-name="P1"><text:span text:style-name="T43">2</text:span><text:a xlink:type="simple" xlink:href="#_Toc34776945" text:style-name="Index_20_Link" text:visited-style-name="Index_20_Link"><text:span text:style-name="T42">.<text:tab/>Описание основных этапов разработки<text:tab/>3</text:span></text:a></text:p>
      <text:p text:style-name="P1"><text:span text:style-name="T43">3</text:span><text:a xlink:type="simple" xlink:href="#_Toc34776948" text:style-name="Index_20_Link" text:visited-style-name="Index_20_Link"><text:span text:style-name="T42">.<text:tab/>Описание проведенных испытаний в соответствии с регламентом кейса<text:tab/>6</text:span></text:a></text:p>
      <text:p text:style-name="P1"><text:span text:style-name="T43">4</text:span><text:a xlink:type="simple" xlink:href="#_Toc34776949" text:style-name="Index_20_Link" text:visited-style-name="Index_20_Link"><text:span text:style-name="T42">.<text:tab/>Результаты разработки<text:tab/>7</text:span></text:a></text:p>
      <text:p text:style-name="P1"><text:span text:style-name="T45">5</text:span><text:a xlink:type="simple" xlink:href="#_Toc34776950" text:style-name="Index_20_Link" text:visited-style-name="Index_20_Link"><text:span text:style-name="T44">.<text:tab/>Демонстрация web-интерфейса<text:tab/>8</text:span></text:a></text:p>
      <text:p text:style-name="P1"><text:span text:style-name="T43">6</text:span><text:a xlink:type="simple" xlink:href="#_Toc34776951" text:style-name="Index_20_Link" text:visited-style-name="Index_20_Link"><text:span text:style-name="T42">.<text:tab/>Программный код<text:tab/>10</text:span></text:a></text:p>
      <text:p text:style-name="P9"><text:span text:style-name="T40"/></text:p>
      <text:p text:style-name="P8"><text:span text:style-name="T40"/></text:p>
      <text:p text:style-name="P8"><text:span text:style-name="T40"/></text:p>
      <text:p text:style-name="P3">1. Анализ технических требований</text:p>
      <text:p text:style-name="P14">Проанализировав условия кейса, наша команда определила технические требования для выполнения задачи:</text:p>
      <text:list xml:id="list2007107321" text:style-name="WWNum3">
        <text:list-item>
          <text:p text:style-name="P15"><text:span text:style-name="T39">Необходимо разработать программный модуль, для отображения расписания</text:span></text:p>
        </text:list-item>
        <text:list-item>
          <text:p text:style-name="P15"><text:span text:style-name="T39">Обеспечить хранение данных в БД</text:span></text:p>
        </text:list-item>
        <text:list-item>
          <text:p text:style-name="P15"><text:span text:style-name="T39">Реализовать программный модуль для обработки клиентских запросов</text:span></text:p>
        </text:list-item>
        <text:list-item>
          <text:p text:style-name="P11"><text:span text:style-name="T35">Создать </text:span><text:span text:style-name="T36">модуль для добавление и изменения расписания путем внесения данных в хранилище</text:span></text:p>
        </text:list-item>
        <text:list-item>
          <text:p text:style-name="P11"><text:span text:style-name="T36">Разработать функцию</text:span><text:span text:style-name="T37">,</text:span><text:span text:style-name="T36"> для добавления через пользовательский интерфейс домашнего задания, </text:span><text:span text:style-name="T35">добавление заметки, просмотр домашнего задания/заметки к конкретному уроку/событию</text:span><text:span text:style-name="T36"> </text:span><text:span text:style-name="T35"><text:s/></text:span></text:p>
        </text:list-item>
        <text:list-item>
          <text:p text:style-name="P11"><text:span text:style-name="T36">Осуществить возможность о</text:span><text:span text:style-name="T34">тмечать выполненные пункты</text:span><text:span text:style-name="T33"> </text:span><text:span text:style-name="T38">в домашнем задании</text:span></text:p>
        </text:list-item>
        <text:list-item>
          <text:p text:style-name="P12"><text:span text:style-name="T38">Р</text:span><text:span text:style-name="T33">азработать дизайн для Личного дневника школьника</text:span></text:p>
        </text:list-item>
        <text:list-item>
          <text:p text:style-name="P12"><text:span text:style-name="T33">Реализовать графический интерфейс пользователя</text:span></text:p>
        </text:list-item>
      </text:list>
      <text:p text:style-name="P13"><text:span text:style-name="T33"/></text:p>
      <text:p text:style-name="P13"><text:span text:style-name="T33"/></text:p>
      <text:h text:style-name="P6" text:outline-level="1"><text:span text:style-name="T46">2. </text:span><text:bookmark-start text:name="_Toc34776945"/>Описание основных этапов разработки<text:bookmark-end text:name="_Toc34776945"/></text:h>
      <text:p text:style-name="P26"><text:span text:style-name="T16"><text:tab/>На первом этапе разработки наша команда ознакомилась с условиями выполнения кейса и типом конечного продукта. Исходя из этого, было решено создать программный модуль, выполняющий функцию отображения расписания и </text:span><text:span text:style-name="T14">добавление и изменение расписания через пользовательский интерфейс.</text:span></text:p>
      <text:p text:style-name="P26"><text:span text:style-name="T14"><text:s text:c="8"/>На втором этапе были </text:span><text:span text:style-name="T15">разработаны алгоритмы, графический интерфейс и способы загрузки данных в базу данных. Был выбран способ оптимального хранения данных в БД.</text:span></text:p>
      <text:p text:style-name="P20"><text:soft-page-break/><text:span text:style-name="T17"><text:s text:c="8"/>Затем был реализован программный модуль с функцией обработки </text:span><text:span text:style-name="T18">клиентских запросов</text:span><text:span text:style-name="T19">,</text:span><text:span text:style-name="T21"> в виде расписания и личных данных пользователя.</text:span></text:p>
      <text:p text:style-name="P21"><text:span text:style-name="T21">Параллельно с вышеперечисленными действиями проводилось оформление работы, написание текста</text:span><text:span text:style-name="T22">, создание презентации</text:span><text:span text:style-name="T21">.</text:span></text:p>
      <text:p text:style-name="P21"><text:span text:style-name="T21"><text:s text:c="9"/>Конечной инстанцией стала разработка графического интерфейса (</text:span><text:span text:style-name="T29">UX</text:span><text:span text:style-name="T21">), тестирование продукта. </text:span></text:p>
      <text:p text:style-name="P22"><text:span text:style-name="T32">3</text:span><text:span text:style-name="T28">. Описание проведенных испытаний</text:span></text:p>
      <text:p text:style-name="P23"><text:span text:style-name="T24"><text:s text:c="7"/>В первом испытании продукта:</text:span><text:span text:style-name="T23"> мы провели тест просмотра, изменения расписания на один день/неделю, через пользовательский интерфейс. Протестировали добавление домашнего задания, добавление заметки/события на определенный урок. </text:span><text:span text:style-name="T26">Провели п</text:span><text:span text:style-name="T24">роверк</text:span><text:span text:style-name="T26">у</text:span><text:span text:style-name="T24"> функции поставления отметки. </text:span></text:p>
      <text:p text:style-name="P24"><text:span text:style-name="T23"><text:s text:c="5"/></text:span></text:p>
      <text:p text:style-name="P24"><text:span text:style-name="T23"><text:s text:c="7"/></text:span></text:p>
      <text:p text:style-name="P24"><text:span text:style-name="T27">4. Результаты разработки</text:span></text:p>
      <text:p text:style-name="P24"><text:span text:style-name="T27"><text:s text:c="9"/></text:span><text:span text:style-name="T23">В ходе разработки был создан программный код на языке </text:span><text:span text:style-name="T30">Python. </text:span><text:span text:style-name="T25">С помощью выбранных инструментов мы реализовали финальный кейс, добавили функции, соответствующие регламенту, обеспечили минимальным графическим дизайном создали минимально жизнеспособный продукт.</text:span></text:p>
      <text:p text:style-name="P25"><text:span text:style-name="T20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h text:style-name="P7" text:outline-level="1"><draw:custom-shape text:anchor-type="paragraph" draw:z-index="0" draw:name="Врезка4" draw:style-name="gr1" draw:text-style-name="P27" svg:width="7.351cm" svg:height="11.364cm" svg:x="-0.265cm" svg:y="-0.2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Указатель1" style:family="paragraph" style:parent-style-name="Standard_20__28_user_29_" style:default-outline-level="">
      <style:paragraph-properties text:number-lines="false" text:line-number="0"/>
    </style:style>
    <style:style style:name="Contents_20_1_20__28_user_29_" style:display-name="Contents 1 (user)" style:family="paragraph" style:parent-style-name="Указатель1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15%" fo:text-indent="1.499cm" style:auto-text-indent="false"/>
      <style:text-properties fo:font-size="14pt" style:font-size-asian="14pt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Заголовок1" style:next-style-name="Text_20_body_20__28_user_29_" style:default-outline-level="1" style:class="text">
      <style:text-properties style:font-name="Liberation Serif1" fo:font-family="'Liberation Serif'" style:font-family-generic="swiss" style:font-pitch="variable" fo:font-weight="bold" style:font-name-asian="Liberation Serif2" style:font-family-asian="'Liberation Serif'" style:font-family-generic-asian="system" style:font-pitch-asian="variable" style:font-weight-asian="bold" style:font-name-complex="Liberation Serif2" style:font-family-complex="'Liberation Serif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Перечень_20_рисунков1" style:display-name="Перечень рисунков1" style:family="paragraph" style:parent-style-name="caption" style:default-outline-level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3fe"/>
    </style:style>
    <style:style style:name="MP2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M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color="#2a6099" fo:font-size="16pt" style:font-size-asian="16pt" style:font-size-complex="16pt"/>
    </style:style>
    <style:style style:name="MT5" style:family="text">
      <style:text-properties fo:font-size="16pt" fo:language="ru" fo:country="RU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63"/></text:span><text:span text:style-name="MT2">Личный помощник школьника</text:span><text:span text:style-name="MT3"> </text:span><text:s text:c="71"/><text:span text:style-name="MT4"><text:s/></text:span></text:p>
      </style:header>
      <style:footer>
        <text:p text:style-name="MP2"><text:span text:style-name="MT5"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40:48.380000000</meta:creation-date>
    <dc:date>2020-03-15T13:30:10.722000000</dc:date>
    <meta:editing-duration>PT39M3S</meta:editing-duration>
    <meta:editing-cycles>2</meta:editing-cycles>
    <meta:generator>LibreOffice/6.3.4.2$Windows_x86 LibreOffice_project/60da17e045e08f1793c57c00ba83cdfce946d0aa</meta:generator>
    <meta:document-statistic meta:table-count="0" meta:image-count="0" meta:object-count="0" meta:page-count="4" meta:paragraph-count="36" meta:word-count="311" meta:character-count="2813" meta:non-whitespace-character-count="2292"/>
  </office:meta>
</office:document-meta>
</file>